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24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win3_org_1" table:style-name="ta1">
        <table:shapes>
          <draw:frame draw:z-index="0" draw:style-name="gr1" draw:text-style-name="P1" svg:width="453.51pt" svg:height="255.09pt" svg:x="110.78pt" svg:y="2.83pt">
            <draw:object draw:notify-on-update-of-ranges="twin3_org_1.B1:twin3_org_1.B60 twin3_org_1.D1:twin3_org_1.D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]/[.B1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2]/[.B2]" office:value-type="float" office:value="0.0487804878048781" calcext:value-type="float">
            <text:p>0.04878048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3]/[.B3]" office:value-type="float" office:value="0.0344827586206897" calcext:value-type="float">
            <text:p>0.0344827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A4]/[.B4]" office:value-type="float" office:value="0.0347826086956522" calcext:value-type="float">
            <text:p>0.0347826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5]/[.B5]" office:value-type="float" office:value="0.0364963503649635" calcext:value-type="float">
            <text:p>0.0364963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6]/[.B6]" office:value-type="float" office:value="0.0340909090909091" calcext:value-type="float">
            <text:p>0.03409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A7]/[.B7]" office:value-type="float" office:value="0.0339805825242718" calcext:value-type="float">
            <text:p>0.0339805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A8]/[.B8]" office:value-type="float" office:value="0.0326530612244898" calcext:value-type="float">
            <text:p>0.0326530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A9]/[.B9]" office:value-type="float" office:value="0.0342205323193916" calcext:value-type="float">
            <text:p>0.0342205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A10]/[.B10]" office:value-type="float" office:value="0.034965034965035" calcext:value-type="float">
            <text:p>0.0349650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A11]/[.B11]" office:value-type="float" office:value="0.0363036303630363" calcext:value-type="float">
            <text:p>0.0363036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12]/[.B12]" office:value-type="float" office:value="0.0365853658536585" calcext:value-type="float">
            <text:p>0.03658536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A13]/[.B13]" office:value-type="float" office:value="0.0388059701492537" calcext:value-type="float">
            <text:p>0.0388059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14]/[.B14]" office:value-type="float" office:value="0.0388888888888889" calcext:value-type="float">
            <text:p>0.0388888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A15]/[.B15]" office:value-type="float" office:value="0.040983606557377" calcext:value-type="float">
            <text:p>0.0409836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A16]/[.B16]" office:value-type="float" office:value="0.0431266846361186" calcext:value-type="float">
            <text:p>0.04312668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7]/[.B17]" office:value-type="float" office:value="0.0442708333333333" calcext:value-type="float">
            <text:p>0.0442708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A18]/[.B18]" office:value-type="float" office:value="0.0428571428571429" calcext:value-type="float">
            <text:p>0.04285714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A19]/[.B19]" office:value-type="float" office:value="0.0405982905982906" calcext:value-type="float">
            <text:p>0.04059829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A20]/[.B20]" office:value-type="float" office:value="0.0408163265306122" calcext:value-type="float">
            <text:p>0.04081632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A21]/[.B21]" office:value-type="float" office:value="0.0409356725146199" calcext:value-type="float">
            <text:p>0.04093567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22]/[.B22]" office:value-type="float" office:value="0.0404411764705882" calcext:value-type="float">
            <text:p>0.0404411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A23]/[.B23]" office:value-type="float" office:value="0.0401396160558464" calcext:value-type="float">
            <text:p>0.04013961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A24]/[.B24]" office:value-type="float" office:value="0.0418848167539267" calcext:value-type="float">
            <text:p>0.04188481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A25]/[.B25]" office:value-type="float" office:value="0.0432525951557093" calcext:value-type="float">
            <text:p>0.04325259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A26]/[.B26]" office:value-type="float" office:value="0.0434056761268781" calcext:value-type="float">
            <text:p>0.04340567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A27]/[.B27]" office:value-type="float" office:value="0.0418604651162791" calcext:value-type="float">
            <text:p>0.0418604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A28]/[.B28]" office:value-type="float" office:value="0.0430107526881721" calcext:value-type="float">
            <text:p>0.0430107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A29]/[.B29]" office:value-type="float" office:value="0.0435435435435435" calcext:value-type="float">
            <text:p>0.0435435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A30]/[.B30]" office:value-type="float" office:value="0.0449101796407186" calcext:value-type="float">
            <text:p>0.04491017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A31]/[.B31]" office:value-type="float" office:value="0.0459940652818991" calcext:value-type="float">
            <text:p>0.04599406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A32]/[.B32]" office:value-type="float" office:value="0.0471976401179941" calcext:value-type="float">
            <text:p>0.04719764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A33]/[.B33]" office:value-type="float" office:value="0.0483870967741936" calcext:value-type="float">
            <text:p>0.04838709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A34]/[.B34]" office:value-type="float" office:value="0.0474860335195531" calcext:value-type="float">
            <text:p>0.04748603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[.A35]/[.B35]" office:value-type="float" office:value="0.0483425414364641" calcext:value-type="float">
            <text:p>0.04834254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36]/[.B36]" office:value-type="float" office:value="0.0489130434782609" calcext:value-type="float">
            <text:p>0.04891304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[.A37]/[.B37]" office:value-type="float" office:value="0.0501355013550136" calcext:value-type="float">
            <text:p>0.0501355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38]/[.B38]" office:value-type="float" office:value="0.0494791666666667" calcext:value-type="float">
            <text:p>0.0494791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[.A39]/[.B39]" office:value-type="float" office:value="0.0498084291187739" calcext:value-type="float">
            <text:p>0.0498084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A40]/[.B40]" office:value-type="float" office:value="0.0506329113924051" calcext:value-type="float">
            <text:p>0.05063291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[.A41]/[.B41]" office:value-type="float" office:value="0.0515075376884422" calcext:value-type="float">
            <text:p>0.05150753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A42]/[.B42]" office:value-type="float" office:value="0.052434456928839" calcext:value-type="float">
            <text:p>0.05243445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[.A43]/[.B43]" office:value-type="float" office:value="0.0536159600997506" calcext:value-type="float">
            <text:p>0.05361596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A44]/[.B44]" office:value-type="float" office:value="0.0537240537240537" calcext:value-type="float">
            <text:p>0.05372405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[.A45]/[.B45]" office:value-type="float" office:value="0.0545454545454545" calcext:value-type="float">
            <text:p>0.05454545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A46]/[.B46]" office:value-type="float" office:value="0.0551558752997602" calcext:value-type="float">
            <text:p>0.05515587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A47]/[.B47]" office:value-type="float" office:value="0.0558194774346793" calcext:value-type="float">
            <text:p>0.05581947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A48]/[.B48]" office:value-type="float" office:value="0.0565371024734982" calcext:value-type="float">
            <text:p>0.0565371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59" calcext:value-type="float">
            <text:p>859</text:p>
          </table:table-cell>
          <table:table-cell/>
          <table:table-cell table:formula="of:=[.A49]/[.B49]" office:value-type="float" office:value="0.0570430733410943" calcext:value-type="float">
            <text:p>0.0570430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A50]/[.B50]" office:value-type="float" office:value="0.0578034682080925" calcext:value-type="float">
            <text:p>0.05780346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[.A51]/[.B51]" office:value-type="float" office:value="0.0586881472957422" calcext:value-type="float">
            <text:p>0.05868814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A52]/[.B52]" office:value-type="float" office:value="0.0596330275229358" calcext:value-type="float">
            <text:p>0.05963302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A53]/[.B53]" office:value-type="float" office:value="0.0597519729425028" calcext:value-type="float">
            <text:p>0.05975197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A54]/[.B5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[.A55]/[.B55]" office:value-type="float" office:value="0.0601750547045952" calcext:value-type="float">
            <text:p>0.06017505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9" calcext:value-type="float">
            <text:p>919</text:p>
          </table:table-cell>
          <table:table-cell/>
          <table:table-cell table:formula="of:=[.A56]/[.B56]" office:value-type="float" office:value="0.0609357997823721" calcext:value-type="float">
            <text:p>0.06093579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A57]/[.B57]" office:value-type="float" office:value="0.0615550755939525" calcext:value-type="float">
            <text:p>0.06155507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[.A58]/[.B58]" office:value-type="float" office:value="0.0622986036519871" calcext:value-type="float">
            <text:p>0.06229860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A59]/[.B59]" office:value-type="float" office:value="0.0632368703108253" calcext:value-type="float">
            <text:p>0.06323687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A60]/[.B60]" office:value-type="float" office:value="0.0628272251308901" calcext:value-type="float">
            <text:p>0.0628272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21:14:26.596000000</dc:date>
    <meta:editing-duration>PT15M9S</meta:editing-duration>
    <meta:editing-cycles>1</meta:editing-cycles>
    <meta:document-statistic meta:table-count="1" meta:cell-count="180" meta:object-count="1"/>
    <meta:generator>LibreOffice/4.4.0.3$Windows_x86 LibreOffice_project/de093506bcdc5fafd9023ee680b8c60e3e0645d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win3_org_1.B1:twin3_org_1.B60 twin3_org_1.D1:twin3_org_1.D60" svg:x="1.311cm" svg:y="0.18cm" svg:width="14.369cm" svg:height="7.679cm">
          <chartooo:coordinate-region svg:x="2.229cm" svg:y="0.377cm" svg:width="13.068cm" svg:height="6.84cm"/>
          <chart:axis chart:dimension="x" chart:name="primary-x" chart:style-name="ch3">
            <chart:title svg:x="6.508cm" svg:y="8.039cm" chart:style-name="ch4">
              <text:p>Number of solutions</text:p>
            </chart:title>
          </chart:axis>
          <chart:axis chart:dimension="y" chart:name="primary-y" chart:style-name="ch5">
            <chart:title svg:x="0.451cm" svg:y="6.6cm" chart:style-name="ch6">
              <text:p>Ratio of twins to number of solutions</text:p>
            </chart:title>
            <chart:grid chart:style-name="ch7" chart:class="major"/>
          </chart:axis>
          <chart:series chart:style-name="ch8" chart:values-cell-range-address="twin3_org_1.D1:twin3_org_1.D60" chart:class="chart:scatter">
            <chart:domain table:cell-range-address="twin3_org_1.B1:twin3_org_1.B60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win3_org_1.B1:twin3_org_1.B60</svg:desc>
                </draw:g>
              </table:table-cell>
              <table:table-cell office:value-type="float" office:value="0.333333333333333">
                <text:p>0.333333333333333</text:p>
                <draw:g>
                  <svg:desc>twin3_org_1.D1:twin3_org_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0.0347826086956522">
                <text:p>0.0347826086956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0.0364963503649635">
                <text:p>0.0364963503649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  <table:table-cell office:value-type="float" office:value="0.0339805825242718">
                <text:p>0.0339805825242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">
                <text:p>245</text:p>
              </table:table-cell>
              <table:table-cell office:value-type="float" office:value="0.0326530612244898">
                <text:p>0.0326530612244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">
                <text:p>263</text:p>
              </table:table-cell>
              <table:table-cell office:value-type="float" office:value="0.0342205323193916">
                <text:p>0.0342205323193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6">
                <text:p>286</text:p>
              </table:table-cell>
              <table:table-cell office:value-type="float" office:value="0.034965034965035">
                <text:p>0.034965034965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  <table:table-cell office:value-type="float" office:value="0.0363036303630363">
                <text:p>0.0363036303630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">
                <text:p>335</text:p>
              </table:table-cell>
              <table:table-cell office:value-type="float" office:value="0.0388059701492537">
                <text:p>0.0388059701492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0.0388888888888889">
                <text:p>0.038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6">
                <text:p>366</text:p>
              </table:table-cell>
              <table:table-cell office:value-type="float" office:value="0.040983606557377">
                <text:p>0.040983606557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1">
                <text:p>371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4">
                <text:p>384</text:p>
              </table:table-cell>
              <table:table-cell office:value-type="float" office:value="0.0442708333333333">
                <text:p>0.044270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8">
                <text:p>468</text:p>
              </table:table-cell>
              <table:table-cell office:value-type="float" office:value="0.0405982905982906">
                <text:p>0.0405982905982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">
                <text:p>490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3">
                <text:p>513</text:p>
              </table:table-cell>
              <table:table-cell office:value-type="float" office:value="0.0409356725146199">
                <text:p>0.0409356725146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4">
                <text:p>544</text:p>
              </table:table-cell>
              <table:table-cell office:value-type="float" office:value="0.0404411764705882">
                <text:p>0.04044117647058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">
                <text:p>573</text:p>
              </table:table-cell>
              <table:table-cell office:value-type="float" office:value="0.0401396160558464">
                <text:p>0.0401396160558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">
                <text:p>573</text:p>
              </table:table-cell>
              <table:table-cell office:value-type="float" office:value="0.0418848167539267">
                <text:p>0.0418848167539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">
                <text:p>578</text:p>
              </table:table-cell>
              <table:table-cell office:value-type="float" office:value="0.0432525951557093">
                <text:p>0.04325259515570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9">
                <text:p>599</text:p>
              </table:table-cell>
              <table:table-cell office:value-type="float" office:value="0.0434056761268781">
                <text:p>0.0434056761268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5">
                <text:p>645</text:p>
              </table:table-cell>
              <table:table-cell office:value-type="float" office:value="0.0418604651162791">
                <text:p>0.0418604651162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1">
                <text:p>651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6">
                <text:p>666</text:p>
              </table:table-cell>
              <table:table-cell office:value-type="float" office:value="0.0435435435435435">
                <text:p>0.0435435435435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8">
                <text:p>668</text:p>
              </table:table-cell>
              <table:table-cell office:value-type="float" office:value="0.0449101796407186">
                <text:p>0.0449101796407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4">
                <text:p>674</text:p>
              </table:table-cell>
              <table:table-cell office:value-type="float" office:value="0.0459940652818991">
                <text:p>0.0459940652818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8">
                <text:p>678</text:p>
              </table:table-cell>
              <table:table-cell office:value-type="float" office:value="0.0471976401179941">
                <text:p>0.0471976401179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2">
                <text:p>682</text:p>
              </table:table-cell>
              <table:table-cell office:value-type="float" office:value="0.0483870967741936">
                <text:p>0.0483870967741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6">
                <text:p>716</text:p>
              </table:table-cell>
              <table:table-cell office:value-type="float" office:value="0.0474860335195531">
                <text:p>0.0474860335195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4">
                <text:p>724</text:p>
              </table:table-cell>
              <table:table-cell office:value-type="float" office:value="0.0483425414364641">
                <text:p>0.0483425414364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">
                <text:p>736</text:p>
              </table:table-cell>
              <table:table-cell office:value-type="float" office:value="0.0489130434782609">
                <text:p>0.0489130434782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8">
                <text:p>738</text:p>
              </table:table-cell>
              <table:table-cell office:value-type="float" office:value="0.0501355013550136">
                <text:p>0.0501355013550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8">
                <text:p>768</text:p>
              </table:table-cell>
              <table:table-cell office:value-type="float" office:value="0.0494791666666667">
                <text:p>0.0494791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3">
                <text:p>783</text:p>
              </table:table-cell>
              <table:table-cell office:value-type="float" office:value="0.0498084291187739">
                <text:p>0.0498084291187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0">
                <text:p>790</text:p>
              </table:table-cell>
              <table:table-cell office:value-type="float" office:value="0.0506329113924051">
                <text:p>0.0506329113924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6">
                <text:p>796</text:p>
              </table:table-cell>
              <table:table-cell office:value-type="float" office:value="0.0515075376884422">
                <text:p>0.05150753768844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1">
                <text:p>801</text:p>
              </table:table-cell>
              <table:table-cell office:value-type="float" office:value="0.052434456928839">
                <text:p>0.0524344569288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2">
                <text:p>802</text:p>
              </table:table-cell>
              <table:table-cell office:value-type="float" office:value="0.0536159600997506">
                <text:p>0.0536159600997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9">
                <text:p>819</text:p>
              </table:table-cell>
              <table:table-cell office:value-type="float" office:value="0.0537240537240537">
                <text:p>0.0537240537240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5">
                <text:p>825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4">
                <text:p>834</text:p>
              </table:table-cell>
              <table:table-cell office:value-type="float" office:value="0.0551558752997602">
                <text:p>0.0551558752997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2">
                <text:p>842</text:p>
              </table:table-cell>
              <table:table-cell office:value-type="float" office:value="0.0558194774346793">
                <text:p>0.055819477434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9">
                <text:p>849</text:p>
              </table:table-cell>
              <table:table-cell office:value-type="float" office:value="0.0565371024734982">
                <text:p>0.0565371024734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9">
                <text:p>859</text:p>
              </table:table-cell>
              <table:table-cell office:value-type="float" office:value="0.0570430733410943">
                <text:p>0.0570430733410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65">
                <text:p>865</text:p>
              </table:table-cell>
              <table:table-cell office:value-type="float" office:value="0.0578034682080925">
                <text:p>0.0578034682080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9">
                <text:p>869</text:p>
              </table:table-cell>
              <table:table-cell office:value-type="float" office:value="0.0586881472957422">
                <text:p>0.0586881472957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2">
                <text:p>872</text:p>
              </table:table-cell>
              <table:table-cell office:value-type="float" office:value="0.0596330275229358">
                <text:p>0.05963302752293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7">
                <text:p>887</text:p>
              </table:table-cell>
              <table:table-cell office:value-type="float" office:value="0.0597519729425028">
                <text:p>0.0597519729425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">
                <text:p>9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4">
                <text:p>914</text:p>
              </table:table-cell>
              <table:table-cell office:value-type="float" office:value="0.0601750547045952">
                <text:p>0.0601750547045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9">
                <text:p>919</text:p>
              </table:table-cell>
              <table:table-cell office:value-type="float" office:value="0.0609357997823721">
                <text:p>0.0609357997823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6">
                <text:p>926</text:p>
              </table:table-cell>
              <table:table-cell office:value-type="float" office:value="0.0615550755939525">
                <text:p>0.0615550755939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1">
                <text:p>931</text:p>
              </table:table-cell>
              <table:table-cell office:value-type="float" office:value="0.0622986036519871">
                <text:p>0.0622986036519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3">
                <text:p>933</text:p>
              </table:table-cell>
              <table:table-cell office:value-type="float" office:value="0.0632368703108253">
                <text:p>0.0632368703108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5">
                <text:p>955</text:p>
              </table:table-cell>
              <table:table-cell office:value-type="float" office:value="0.0628272251308901">
                <text:p>0.0628272251308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